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5492in"/>
    </style:style>
    <style:style style:name="co2" style:family="table-column">
      <style:table-column-properties fo:break-before="auto" style:column-width="1.139in"/>
    </style:style>
    <style:style style:name="co3" style:family="table-column">
      <style:table-column-properties fo:break-before="auto" style:column-width="1.6307in"/>
    </style:style>
    <style:style style:name="co4" style:family="table-column">
      <style:table-column-properties fo:break-before="auto" style:column-width="1.45in"/>
    </style:style>
    <style:style style:name="co5" style:family="table-column">
      <style:table-column-properties fo:break-before="auto" style:column-width="1.4398in"/>
    </style:style>
    <style:style style:name="co6" style:family="table-column">
      <style:table-column-properties fo:break-before="auto" style:column-width="1.7146in"/>
    </style:style>
    <style:style style:name="co7" style:family="table-column">
      <style:table-column-properties fo:break-before="auto" style:column-width="2.4602in"/>
    </style:style>
    <style:style style:name="co8" style:family="table-column">
      <style:table-column-properties fo:break-before="auto" style:column-width="2.3465in"/>
    </style:style>
    <style:style style:name="co9" style:family="table-column">
      <style:table-column-properties fo:break-before="auto" style:column-width="1.7874in"/>
    </style:style>
    <style:style style:name="co10" style:family="table-column">
      <style:table-column-properties fo:break-before="auto" style:column-width="3.9161in"/>
    </style:style>
    <style:style style:name="co11" style:family="table-column">
      <style:table-column-properties fo:break-before="auto" style:column-width="3.9563in"/>
    </style:style>
    <style:style style:name="co12" style:family="table-column">
      <style:table-column-properties fo:break-before="auto" style:column-width="0.8925in"/>
    </style:style>
    <style:style style:name="ro1" style:family="table-row">
      <style:table-row-properties style:row-height="0.1756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2.1972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839in" fo:break-before="auto" style:use-optimal-row-height="true"/>
    </style:style>
    <style:style style:name="ro10" style:family="table-row">
      <style:table-row-properties style:row-height="0.4866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2" style:family="table-cell" style:parent-style-name="Default">
      <style:table-cell-properties fo:wrap-option="no-wrap" style:vertical-align="top"/>
      <style:text-properties style:font-name="Arial" fo:font-size="10pt" style:font-size-asian="10pt" style:font-size-complex="10pt"/>
    </style:style>
    <style:style style:name="ce3" style:family="table-cell" style:parent-style-name="Default" style:data-style-name="N100">
      <style:table-cell-properties fo:wrap-option="no-wrap" style:vertical-align="top"/>
      <style:text-properties style:font-name="Arial" fo:font-size="10pt" style:font-size-asian="10pt" style:font-size-complex="10pt"/>
    </style:style>
    <style:style style:name="ce4" style:family="table-cell" style:parent-style-name="Default" style:data-style-name="N100">
      <style:table-cell-properties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5" style:family="table-cell" style:parent-style-name="Default" style:data-style-name="N100">
      <style:table-cell-properties fo:background-color="#ffff00"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6" style:family="table-cell" style:parent-style-name="Default">
      <style:table-cell-properties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7" style:family="table-cell" style:parent-style-name="Default">
      <style:table-cell-properties style:vertical-align="top"/>
    </style:style>
    <style:style style:name="ce8" style:family="table-cell" style:parent-style-name="Default" style:data-style-name="N100">
      <style:table-cell-properties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9" style:family="table-cell" style:parent-style-name="Default" style:data-style-name="N118">
      <style:table-cell-properties fo:background-color="#ffff00"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10" style:family="table-cell" style:parent-style-name="Default" style:data-style-name="N118">
      <style:table-cell-properties style:text-align-source="fix" style:repeat-content="false" fo:wrap-option="no-wrap" style:vertical-align="top"/>
      <style:paragraph-properties fo:text-align="justify" fo:margin-left="0in"/>
      <style:text-properties style:font-name="Arial" fo:font-size="10pt" style:font-size-asian="10pt" style:font-size-complex="10pt"/>
    </style:style>
    <style:style style:name="ce1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fo:background-color="#ffff00" style:text-align-source="fix" style:repeat-content="false" fo:wrap-option="wrap" style:vertical-align="top"/>
      <style:paragraph-properties fo:text-align="center"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6"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vertical-align="top"/>
      <style:paragraph-properties fo:text-align="justify" fo:margin-left="0in"/>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9"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language="es" fo:country="CO" fo:font-style="normal" fo:text-shadow="none" style:text-underline-style="none" style:text-underline-mode="continuous" style:text-overline-mode="continuous" style:text-line-through-mode="continuous" style:font-name-asian="Arial" style:font-size-asian="10pt" style:language-asian="en" style:country-asian="US" style:font-style-asian="normal" style:font-weight-asian="normal" style:font-size-complex="10pt" style:language-complex="en" style:country-complex="US" style:font-style-complex="normal" style:text-emphasize="none" style:font-relief="none"/>
    </style:style>
    <style:style style:name="ce20"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text-shadow="none" style:text-underline-style="none" style:text-underline-mode="continuous" style:text-overline-mode="continuous" style:text-line-through-mode="continuous" style:font-name-asian="Arial1" style:font-size-asian="10pt" style:font-style-asian="normal" style:font-weight-asian="normal" style:font-name-complex="Times New Roman" style:font-size-complex="10pt" style:language-complex="en" style:country-complex="US" style:font-style-complex="normal" style:text-emphasize="none" style:font-relief="none"/>
    </style:style>
    <style:style style:name="ce21" style:family="table-cell" style:parent-style-name="Default" style:data-style-name="N100">
      <style:table-cell-properties style:text-align-source="fix" style:repeat-content="false" fo:wrap-option="wrap" style:vertical-align="top"/>
      <style:paragraph-properties fo:text-align="justify" fo:margin-left="0in"/>
      <style:text-properties style:font-name="Arial" fo:font-size="10pt" style:font-size-asian="10pt" style:font-size-complex="10pt"/>
    </style:style>
    <style:style style:name="ce2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text-align-source="fix" style:repeat-content="false" fo:wrap-option="no-wrap" style:vertical-align="top"/>
      <style:paragraph-properties fo:text-align="center" fo:margin-left="0in"/>
    </style:style>
    <style:style style:name="ce28" style:family="table-cell" style:parent-style-name="Default">
      <style:table-cell-properties fo:wrap-option="no-wrap" style:vertical-align="top"/>
    </style:style>
    <style:style style:name="gr1" style:family="graphic">
      <style:graphic-properties draw:stroke="solid" svg:stroke-width="0.0102in" svg:stroke-color="#000000" draw:marker-start="Fin_20_de_20_línea_20_1" draw:marker-start-width="0.0787in" draw:marker-start-center="false" draw:stroke-linejoin="miter" draw:fill="solid" draw:fill-color="#ffffe0" draw:textarea-horizontal-align="justify" draw:textarea-vertical-align="top" draw:auto-grow-height="false" draw:auto-grow-width="false" fo:padding-top="0.022in" fo:padding-bottom="0.022in" fo:padding-left="0.022in" fo:padding-right="0.022in" fo:wrap-option="no-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Arial" fo:font-size="8pt" fo:language="es" fo:country="CO" fo:font-style="normal" fo:text-shadow="none" style:text-underline-style="none" fo:font-weight="bold" style:text-underline-mode="continuous" style:text-overline-mode="continuous" style:text-line-through-mode="continuous" style:font-name-asian="Arial2" style:font-size-asian="8pt" style:language-asian="en" style:country-asian="US" style:font-style-asian="normal" style:font-weight-asian="bold" style:font-name-complex="Lucidasans" style:font-size-complex="8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style:font-name="Arial" fo:font-size="8pt" fo:language="es" fo:country="CO" fo:font-style="normal" fo:text-shadow="none" style:text-underline-style="none" fo:font-weight="normal" style:text-underline-mode="continuous" style:text-overline-mode="continuous" style:text-line-through-mode="continuous" style:font-name-asian="Arial2" style:font-size-asian="8pt" style:language-asian="en" style:country-asian="US" style:font-style-asian="normal" style:font-weight-asian="normal" style:font-name-complex="Lucidasans" style:font-size-complex="8pt" style:language-complex="en" style:country-complex="US"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position="0% 100%"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T4"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automatic-styles>
  <office:body>
    <office:spreadsheet>
      <table:calculation-settings table:case-sensitive="false"/>
      <table:table table:name="DI_Cause" table:style-name="ta1" table:print="false">
        <office:forms form:automatic-focus="false" form:apply-design-mode="false"/>
        <table:table-column table:style-name="co1" table:default-cell-style-name="ce3"/>
        <table:table-column table:style-name="co2" table:default-cell-style-name="ce4"/>
        <table:table-column table:style-name="co3" table:default-cell-style-name="ce8"/>
        <table:table-column table:style-name="co4" table:default-cell-style-name="ce3"/>
        <table:table-column table:style-name="co5" table:default-cell-style-name="ce10"/>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21"/>
        <table:table-column table:style-name="co11" table:default-cell-style-name="ce21"/>
        <table:table-column table:style-name="co10" table:default-cell-style-name="ce21"/>
        <table:table-column table:style-name="co12" table:number-columns-repeated="240" table:default-cell-style-name="ce3"/>
        <table:table-column table:style-name="co12" table:number-columns-repeated="3" table:default-cell-style-name="ce28"/>
        <table:table-row table:style-name="ro1">
          <table:table-cell table:style-name="ce1" office:value-type="string">
            <text:p>CauseId</text:p>
          </table:table-cell>
          <table:table-cell table:style-name="ce1" office:value-type="string">
            <text:p>CauseRGBColor</text:p>
          </table:table-cell>
          <table:table-cell table:style-name="ce5" office:value-type="string">
            <text:p>CauseKeyWords</text:p>
          </table:table-cell>
          <table:table-cell table:style-name="ce1" office:value-type="string">
            <text:p>CauseCreationDate</text:p>
          </table:table-cell>
          <table:table-cell table:style-name="ce9" office:value-type="string">
            <text:p>CauseLastUpdate</text:p>
          </table:table-cell>
          <table:table-cell table:style-name="ce1" office:value-type="string">
            <text:p>CauseName(spa)</text:p>
          </table:table-cell>
          <table:table-cell table:style-name="ce1" office:value-type="string">
            <text:p>CauseName(eng)</text:p>
          </table:table-cell>
          <table:table-cell table:style-name="ce1" office:value-type="string">
            <text:p>CauseName(fre)</text:p>
          </table:table-cell>
          <table:table-cell table:style-name="ce1" office:value-type="string">
            <text:p>CauseName(por)</text:p>
          </table:table-cell>
          <table:table-cell table:style-name="ce15" office:value-type="string">
            <text:p>CauseDesc(spa)</text:p>
          </table:table-cell>
          <table:table-cell table:style-name="ce15" office:value-type="string">
            <text:p>CauseDesc(eng)</text:p>
          </table:table-cell>
          <table:table-cell table:style-name="ce15" office:value-type="string">
            <text:p>CauseDesc(fre)</text:p>
          </table:table-cell>
          <table:table-cell table:style-name="ce15" office:value-type="string">
            <text:p>CauseDesc(por)</text:p>
          </table:table-cell>
          <table:table-cell table:style-name="ce4" table:number-columns-repeated="240"/>
          <table:table-cell table:style-name="ce27" table:number-columns-repeated="3"/>
        </table:table-row>
        <table:table-row table:style-name="ro2">
          <table:table-cell table:style-name="ce2" office:value-type="string">
            <text:p>UNKNOWN</text:p>
          </table:table-cell>
          <table:table-cell office:value-type="string">
            <text:p>C6E0D5</text:p>
          </table:table-cell>
          <table:table-cell table:style-name="ce6" office:value-type="string">
            <text:p>DESCONOCIDA;Desconhecida</text:p>
          </table:table-cell>
          <table:table-cell office:value-type="string">
            <text:p>2007-11-21 00:00:00</text:p>
          </table:table-cell>
          <table:table-cell office:value-type="date" office:date-value="2008-01-01">
            <text:p>2008-01-01 00:00:00</text:p>
          </table:table-cell>
          <table:table-cell table:style-name="ce2" office:value-type="string">
            <text:p>Desconocida</text:p>
          </table:table-cell>
          <table:table-cell table:style-name="ce11" office:value-type="string">
            <text:p>Unknown</text:p>
          </table:table-cell>
          <table:table-cell table:style-name="ce12" office:value-type="string">
            <text:p>Inconnue </text:p>
          </table:table-cell>
          <table:table-cell table:style-name="ce11" office:value-type="string">
            <text:p>Desconhecido</text:p>
          </table:table-cell>
          <table:table-cell table:style-name="ce16" office:value-type="string">
            <text:p>No se conoce ni existe aclaración de la causa que provocó el evento. </text:p>
          </table:table-cell>
          <table:table-cell table:style-name="ce22" office:value-type="string">
            <text:p>The cause of the event is unknown and there is no explanation for the event.</text:p>
          </table:table-cell>
          <table:table-cell table:style-name="ce24" office:value-type="string">
            <text:p>La cause ayant provoqué l'évènement est méconnue ou elle ne peut être précisée. </text:p>
          </table:table-cell>
          <table:table-cell table:style-name="ce22" office:value-type="string">
            <text:p>The cause of the event is unknown and there is no explanation for the event.</text:p>
          </table:table-cell>
          <table:table-cell table:number-columns-repeated="243"/>
        </table:table-row>
        <table:table-row table:style-name="ro3">
          <table:table-cell table:style-name="ce2" office:value-type="string">
            <text:p>ATMOSPHCONDITION</text:p>
          </table:table-cell>
          <table:table-cell office:value-type="string">
            <text:p>B2BC4D</text:p>
          </table:table-cell>
          <table:table-cell table:style-name="ce6" office:value-type="string">
            <text:p>CONDATMOSFERICAS;COND. ATMOSFER;CONDIC. ATMOSFE;Condic. Atmosfericas;Atmospheric con</text:p>
          </table:table-cell>
          <table:table-cell office:value-type="string">
            <text:p>2007-11-21 00:00:00</text:p>
          </table:table-cell>
          <table:table-cell office:value-type="date" office:date-value="2008-01-01">
            <text:p>2008-01-01 00:00:00</text:p>
          </table:table-cell>
          <table:table-cell table:style-name="ce2" office:value-type="string">
            <text:p>Condiciones atmosféricas</text:p>
          </table:table-cell>
          <table:table-cell table:style-name="ce11" office:value-type="string">
            <text:p>Atmospheric conditions</text:p>
          </table:table-cell>
          <table:table-cell table:style-name="ce12" office:value-type="string">
            <text:p>Conditions atmosphériques</text:p>
          </table:table-cell>
          <table:table-cell table:style-name="ce11" office:value-type="string">
            <text:p>Condições atmosféricas</text:p>
          </table:table-cell>
          <table:table-cell table:style-name="ce16" office:value-type="string">
            <text:p>Se refiere a condiciones atmosféricas adversas como fuertes lluvias, neblina, vientos, tormenta eléctrica o a una combinación de estos eventos. Puede deberse a circulación regional, oceánica o continental de masas atmosféricas como frentes frios o la zona de convergencia intertropical.</text:p>
          </table:table-cell>
          <table:table-cell table:style-name="ce22"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style-name="ce24" office:value-type="string">
            <text:p>On fait référence à des conditions atmosphériques adverses comme des fortes pluies, du brouillard, des vents, des orages, ou une combinaison de tous ces évènements. Cela peut être dû à la circulation régionale, océanique ou continentale de masses d'air comme des fronts froids ou à la zone de convergence intertropicale.</text:p>
          </table:table-cell>
          <table:table-cell table:style-name="ce22"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number-columns-repeated="243"/>
        </table:table-row>
        <table:table-row table:style-name="ro4">
          <table:table-cell table:style-name="ce2" office:value-type="string">
            <text:p>BEHAVIOR</text:p>
          </table:table-cell>
          <table:table-cell office:value-type="string">
            <text:p>47A5CA</text:p>
          </table:table-cell>
          <table:table-cell table:style-name="ce6" office:value-type="string">
            <text:p>COMPORTAMIENTO;COMPORTAMENTO</text:p>
          </table:table-cell>
          <table:table-cell office:value-type="string">
            <text:p>2007-11-21 00:00:00</text:p>
          </table:table-cell>
          <table:table-cell office:value-type="date" office:date-value="2008-01-01">
            <text:p>2008-01-01 00:00:00</text:p>
          </table:table-cell>
          <table:table-cell table:style-name="ce2" office:value-type="string">
            <text:p>Comportamiento</text:p>
          </table:table-cell>
          <table:table-cell table:style-name="ce11" office:value-type="string">
            <text:p>Behaviour</text:p>
          </table:table-cell>
          <table:table-cell table:style-name="ce12" office:value-type="string">
            <text:p>Comportement</text:p>
          </table:table-cell>
          <table:table-cell table:style-name="ce11" office:value-type="string">
            <text:p>Comportamento</text:p>
          </table:table-cell>
          <table:table-cell table:style-name="ce16" office:value-type="string">
            <text:p>Costumbres o prácticas culturales que inducen la presencia de un evento socio-natural o antrópico. Puede referirse a situaciones de desastre o emergencia causadas por pánico; velas o lámparas para alumbrar; no uso de medidas de precaución; asentamientos humanos en zonas inundables o de laderas deslizables por desconocimiento de sus efectos o transgresión de la norma. Palabras claves: falta de prevención.</text:p>
          </table:table-cell>
          <table:table-cell table:style-name="ce22"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style-name="ce24" office:value-type="string">
            <text:p>Coutumes ou pratiques culturelles qui induisent la présence d'un évènement socio-naturel ou anthropique. Cela peut faire référence à des situations de désastre ou d'urgence causées par la panique; bougies ou lampes d'éclairage; non respect des mesures de sécurité; établissements humains en zones inondables ou sur des versants présentant des risques de glissement <text:s/>suite à une méconnaissance de leurs effets ou à une transgression de la norme. Mots clés: manque de prévention.</text:p>
          </table:table-cell>
          <table:table-cell table:style-name="ce22"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number-columns-repeated="243"/>
        </table:table-row>
        <table:table-row table:style-name="ro5">
          <table:table-cell table:style-name="ce2" office:value-type="string">
            <text:p>CONTAMINATION</text:p>
          </table:table-cell>
          <table:table-cell office:value-type="string">
            <text:p>AB7923</text:p>
          </table:table-cell>
          <table:table-cell table:style-name="ce6" office:value-type="string">
            <text:p>CONTAMINACION;CONTAMINACAO</text:p>
          </table:table-cell>
          <table:table-cell office:value-type="string">
            <text:p>2007-11-21 00:00:00</text:p>
          </table:table-cell>
          <table:table-cell office:value-type="date" office:date-value="2008-01-01">
            <text:p>2008-01-01 00:00:00</text:p>
          </table:table-cell>
          <table:table-cell table:style-name="ce2" office:value-type="string">
            <text:p>Contaminación</text:p>
          </table:table-cell>
          <table:table-cell table:style-name="ce11" office:value-type="string">
            <text:p>Contamination</text:p>
          </table:table-cell>
          <table:table-cell table:style-name="ce12" office:value-type="string">
            <text:p>Pollution</text:p>
          </table:table-cell>
          <table:table-cell table:style-name="ce11" office:value-type="string">
            <text:p>Contaminação</text:p>
          </table:table-cell>
          <table:table-cell table:style-name="ce16" office:value-type="string">
            <text:p>Concentración de sustancias contaminantes en el aire, el agua o los suelos, con niveles perjudiciales para la salud humana, para cultivos o especies animales. Puede ser causa de intoxicación, biológico, plaga, etc.</text:p>
          </table:table-cell>
          <table:table-cell table:style-name="ce22" office:value-type="string">
            <text:p>Concentration of contaminating substances in the air, water or soil, at levels which may be damaging to human, animal, or plant life. May cause biological intoxication, plagues etc.</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22" office:value-type="string">
            <text:p>Concentration of contaminating substances in the air, water or soil, at levels which may be damaging to human, animal, or plant life. May cause biological intoxication, plagues etc.</text:p>
          </table:table-cell>
          <table:table-cell table:number-columns-repeated="243"/>
        </table:table-row>
        <table:table-row table:style-name="ro5">
          <table:table-cell table:style-name="ce2" office:value-type="string">
            <text:p>SHORTCIRCUIT</text:p>
          </table:table-cell>
          <table:table-cell office:value-type="string">
            <text:p>375E71</text:p>
          </table:table-cell>
          <table:table-cell table:style-name="ce6" office:value-type="string">
            <text:p>CORTOCIRCUITO;CURTO CIRCUITO;Short circuit</text:p>
          </table:table-cell>
          <table:table-cell office:value-type="string">
            <text:p>2007-11-21 00:00:00</text:p>
          </table:table-cell>
          <table:table-cell office:value-type="date" office:date-value="2008-01-01">
            <text:p>2008-01-01 00:00:00</text:p>
          </table:table-cell>
          <table:table-cell table:style-name="ce2" office:value-type="string">
            <text:p>Cortocircuito</text:p>
          </table:table-cell>
          <table:table-cell table:style-name="ce11" office:value-type="string">
            <text:p>Short-circuit</text:p>
          </table:table-cell>
          <table:table-cell table:style-name="ce12" office:value-type="string">
            <text:p>Court-circuit</text:p>
          </table:table-cell>
          <table:table-cell table:style-name="ce11" office:value-type="string">
            <text:p>Curto-circuito</text:p>
          </table:table-cell>
          <table:table-cell table:style-name="ce16" office:value-type="string">
            <text:p>Circuito que se produce accidentalmente por contacto entre dos conductores de polos opuestos y suele ocasionar una descarga. En viviendas, industria, comercio o en redes eléctricas externas. Como causa de incendios.</text:p>
          </table:table-cell>
          <table:table-cell table:style-name="ce22" office:value-type="string">
            <text:p>Circuit which is produced by accidental contact between two conductors of opposing poles and usually causes a discharge. In houses, industry, commerce or in external electrical networks this may be a cause of fire.</text:p>
          </table:table-cell>
          <table:table-cell table:style-name="ce24" office:value-type="string">
            <text:p>Court-circuits se produisant accidentellement par le contact entre deux conducteurs de pôles opposés provoquant une décharge électrique. Dans les immeubels d'habitation, dans l'industrie, dans le commerce ou dans des réseaux électriques externes, causant des incendies.</text:p>
          </table:table-cell>
          <table:table-cell table:style-name="ce22" office:value-type="string">
            <text:p>Circuit which is produced by accidental contact between two conductors of opposing poles and usually causes a discharge. In houses, industry, commerce or in external electrical networks this may be a cause of fire.</text:p>
          </table:table-cell>
          <table:table-cell table:number-columns-repeated="243"/>
        </table:table-row>
        <table:table-row table:style-name="ro5">
          <table:table-cell table:style-name="ce2" office:value-type="string">
            <text:p>OVERFLOW</text:p>
          </table:table-cell>
          <table:table-cell office:value-type="string">
            <text:p>439500</text:p>
          </table:table-cell>
          <table:table-cell table:style-name="ce6" office:value-type="string">
            <text:p>DESBORDAMIENTO</text:p>
          </table:table-cell>
          <table:table-cell office:value-type="string">
            <text:p>2007-11-21 00:00:00</text:p>
          </table:table-cell>
          <table:table-cell office:value-type="date" office:date-value="2008-01-01">
            <text:p>2008-01-01 00:00:00</text:p>
          </table:table-cell>
          <table:table-cell table:style-name="ce2" office:value-type="string">
            <text:p>Desbordamiento</text:p>
          </table:table-cell>
          <table:table-cell table:style-name="ce11" office:value-type="string">
            <text:p>Overflow</text:p>
          </table:table-cell>
          <table:table-cell table:style-name="ce12" office:value-type="string">
            <text:p>Crue</text:p>
          </table:table-cell>
          <table:table-cell table:style-name="ce11" office:value-type="string">
            <text:p>Transbordamento</text:p>
          </table:table-cell>
          <table:table-cell table:style-name="ce16" office:value-type="string">
            <text:p>Subida o creciente de agua, de forma rápida o lenta, sobre pequeñas áreas o vastas regiones, que supera la sección de cauces naturales (ríos, lagos, lagunas), embalses o sistemas de desagüe. Como causa de inundaciones, avenidas torrenciales.</text:p>
          </table:table-cell>
          <table:table-cell table:style-name="ce22"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style-name="ce24" office:value-type="string">
            <text:p>Crue ou décrue rapide ou lente, sur des petites surfaces ou sur de vastes régions, <text:s/>dépassant le débit naturel des cours d'eau (fleuves, rivières, lacs, lagunes), sur des barrages hydrauliques ou des systèmes d'écoulement, causant des inondations, des crues torrentielles.</text:p>
          </table:table-cell>
          <table:table-cell table:style-name="ce22"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number-columns-repeated="243"/>
        </table:table-row>
        <table:table-row table:style-name="ro6">
          <table:table-cell table:style-name="ce2" office:value-type="string">
            <text:p>LANDSLIDE</text:p>
          </table:table-cell>
          <table:table-cell office:value-type="string">
            <text:p>D3B5B0</text:p>
          </table:table-cell>
          <table:table-cell table:style-name="ce6" office:value-type="string">
            <text:p>DESLIZAMIENTO;Deslizamento Te</text:p>
          </table:table-cell>
          <table:table-cell office:value-type="string">
            <text:p>2007-11-21 00:00:00</text:p>
          </table:table-cell>
          <table:table-cell office:value-type="date" office:date-value="2008-01-01">
            <text:p>2008-01-01 00:00:00</text:p>
          </table:table-cell>
          <table:table-cell table:style-name="ce2" office:value-type="string">
            <text:p>Deslizamiento</text:p>
          </table:table-cell>
          <table:table-cell table:style-name="ce11" office:value-type="string">
            <text:p>Landslide</text:p>
          </table:table-cell>
          <table:table-cell table:style-name="ce12" office:value-type="string">
            <text:p>Glissement de terrain</text:p>
          </table:table-cell>
          <table:table-cell table:style-name="ce11" office:value-type="string">
            <text:p>Deslizamento</text:p>
          </table:table-cell>
          <table:table-cell table:style-name="ce17" office:value-type="string">
            <text:p>Movimiento de masa en la superficie terrestre. Como causa de avenidas torrenciales, tsunami, sedimentación, etc.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22"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22"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number-columns-repeated="243"/>
        </table:table-row>
        <table:table-row table:style-name="ro4">
          <table:table-cell table:style-name="ce2" office:value-type="string">
            <text:p>DETERIORATION</text:p>
          </table:table-cell>
          <table:table-cell office:value-type="string">
            <text:p>EE9244</text:p>
          </table:table-cell>
          <table:table-cell table:style-name="ce6" office:value-type="string">
            <text:p>DETERIORO;Deterioração</text:p>
          </table:table-cell>
          <table:table-cell office:value-type="string">
            <text:p>2007-11-21 00:00:00</text:p>
          </table:table-cell>
          <table:table-cell office:value-type="date" office:date-value="2008-01-01">
            <text:p>2008-01-01 00:00:00</text:p>
          </table:table-cell>
          <table:table-cell table:style-name="ce2" office:value-type="string">
            <text:p>Deterioro</text:p>
          </table:table-cell>
          <table:table-cell table:style-name="ce11" office:value-type="string">
            <text:p>Deterioration</text:p>
          </table:table-cell>
          <table:table-cell table:style-name="ce12" office:value-type="string">
            <text:p>Détérioration</text:p>
          </table:table-cell>
          <table:table-cell table:style-name="ce11" office:value-type="string">
            <text:p>Deterioração</text:p>
          </table:table-cell>
          <table:table-cell table:style-name="ce16" office:value-type="string">
            <text:p>Pérdida o disminución de las condiciones normales de una construcción o infraestructura. Aplicable a edificaciones de vivienda, de servicios, instituciones, así como a sistemas de líneas vitales, redes, puentes, etc. que por causa de su deterioro por uso o por falta de mantenimiento adecuado, conducen a circunstancias propias de ellas o por efectos de un fenómeno externo, a su malfunción, colapso, incendio.</text:p>
          </table:table-cell>
          <table:table-cell table:style-name="ce23"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style-name="ce24" office:value-type="string">
            <text:p>Perte ou diminution des conditions normales d'une construction ou d'une infrastructure. Applicable à des immeubles d'habitation, de services, à des institutions ainsi qu'à des systèmes de réseaux souterrains (égoûts, adduction d'eau, etc.), à des réseaux, à des ponts, etc. qui, du fait de leur détérioration dû à l'usage ou à un manque de maintenance adéquat, conduisent à des circontances propres à elles-mêmes ou à cause d'un phénomène externe, à leur mauvais fonctionnement, à leur effondrement, à leur incendie.</text:p>
          </table:table-cell>
          <table:table-cell table:style-name="ce23"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number-columns-repeated="243"/>
        </table:table-row>
        <table:table-row table:style-name="ro3">
          <table:table-cell table:style-name="ce2" office:value-type="string">
            <text:p>DESIGNERROR</text:p>
          </table:table-cell>
          <table:table-cell office:value-type="string">
            <text:p>553064</text:p>
          </table:table-cell>
          <table:table-cell table:style-name="ce6" office:value-type="string">
            <text:p>DISEÑO;Erro de desenho;Design Error</text:p>
          </table:table-cell>
          <table:table-cell office:value-type="string">
            <text:p>2007-11-21 00:00:00</text:p>
          </table:table-cell>
          <table:table-cell office:value-type="date" office:date-value="2008-01-01">
            <text:p>2008-01-01 00:00:00</text:p>
          </table:table-cell>
          <table:table-cell table:style-name="ce2" office:value-type="string">
            <text:p>Diseño</text:p>
          </table:table-cell>
          <table:table-cell table:style-name="ce11" office:value-type="string">
            <text:p>Design</text:p>
          </table:table-cell>
          <table:table-cell table:style-name="ce12" office:value-type="string">
            <text:p>Dessin</text:p>
          </table:table-cell>
          <table:table-cell table:style-name="ce11" office:value-type="string">
            <text:p>Erro de desenho</text:p>
          </table:table-cell>
          <table:table-cell table:style-name="ce18" office:value-type="string">
            <text:p>Errores o fallas en el diseño y/o construcción de obras civiles, instalaciones industriales, sistemas de infraestructura, etc. que conducen a colapsos, accidentes, explosiones, escapes, deslizamientos, avenidas e inundaciones (por ejemplo en ruptura de diques o presas).</text:p>
          </table:table-cell>
          <table:table-cell table:style-name="ce22"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style-name="ce25" office:value-type="string">
            <text:p>Erreurs ou failles dans la conception et/ou la construction d'oeuvres civiles, d'installations industrielles, de systèmes d'infrastructure, etc. conduisant à des effondrements, des accidents, des explosions, des fuites, des glissements, des crues et des innondations (par exemple lors de la rupture de digues ou de barrages). </text:p>
          </table:table-cell>
          <table:table-cell table:style-name="ce22"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number-columns-repeated="243"/>
        </table:table-row>
        <table:table-row table:style-name="ro7">
          <table:table-cell table:style-name="ce2" office:value-type="string">
            <text:p>ENSO_KID</text:p>
          </table:table-cell>
          <table:table-cell office:value-type="string">
            <text:p>13CCE4</text:p>
          </table:table-cell>
          <table:table-cell table:style-name="ce6" office:value-type="string">
            <text:p>ELNIÑO;El Niño;El Ni?o</text:p>
          </table:table-cell>
          <table:table-cell office:value-type="string">
            <text:p>2007-11-21 00:00:00</text:p>
          </table:table-cell>
          <table:table-cell office:value-type="date" office:date-value="2008-01-01">
            <text:p>2008-01-01 00:00:00</text:p>
          </table:table-cell>
          <table:table-cell table:style-name="ce2" office:value-type="string">
            <text:p>El Niño</text:p>
          </table:table-cell>
          <table:table-cell table:style-name="ce11" office:value-type="string">
            <text:p>El Niño – Southern Oscillation (ENSO)</text:p>
          </table:table-cell>
          <table:table-cell table:style-name="ce12" office:value-type="string">
            <text:p>Le Niño</text:p>
          </table:table-cell>
          <table:table-cell table:style-name="ce2" office:value-type="string">
            <text:p>El Niño</text:p>
          </table:table-cell>
          <table:table-cell table:style-name="ce16" office:value-type="string">
            <text:p>Fenómeno que genera anomalías globales o regionales en el clima, tales como sequías, olas de calor, epidemias pero también lluvias, inundaciones y aluviones, asi como heladas entre otros. Muchos reportes de periódicos atribuyen períodos de menor o mayor cantidad de lluvias, a El Niño. Se debe ser estricto en incluir sólo los eventos El Niño (o -ENSO-) reportados como tales. Para las dos últimas décadas son: 1982 a 1983 (muy fuerte), 1987 (moderado), 1991 a 1992 (moderado?) y 1997 a 1998 (moderado). Se debe utilizar la causa El Niño o La Niña sólo en aquellos casos donde se haya confirmado con alguna fuente oficial y/o académica, su relación con el evento. Palabras claves: fase cálida de ENOS.</text:p>
          </table:table-cell>
          <table:table-cell table:style-name="ce22"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style-name="ce24" office:value-type="string">
            <text:p>Phénomène qui entraîne des anomalies climatiques sur le plan mondial ou régional, telles que les sècheresses, les vagues de chaleur, les épidémies, mais aussi les pluies, les innondations et les alluvions, ainsi que les gelées entre autres. De nombreuses informations dans les journaux attribuent des périodes de moindre ou de plus fortes quantités de pluies au Niño. Il faudra donc être strict et n'inclure que les évènements causés par le Niño (ou - ENSO) et reportés comme tels. <text:s/>Pour les deux dernières décennies, il s'agit de 1982 à 1983 (très fort), de 1987 (modéré), de 1991 à 1992 (modéré) et de 1997 à 1998 (modéré). Il ne faudra utiliser la cause du Niño ou de la Niña que dans les cas où son rapport avec l'évènement aura été confirmé par une source officielle et/ou scientifique. Mots clés: phase chaude d'ENOS.</text:p>
          </table:table-cell>
          <table:table-cell table:style-name="ce22"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number-columns-repeated="243"/>
        </table:table-row>
        <table:table-row table:style-name="ro2">
          <table:table-cell table:style-name="ce2" office:value-type="string">
            <text:p>ENSO_GIRL</text:p>
          </table:table-cell>
          <table:table-cell office:value-type="string">
            <text:p>9F7FDC</text:p>
          </table:table-cell>
          <table:table-cell table:style-name="ce6" office:value-type="string">
            <text:p>LANIÑA;La Ni?a</text:p>
          </table:table-cell>
          <table:table-cell office:value-type="string">
            <text:p>2007-11-21 00:00:00</text:p>
          </table:table-cell>
          <table:table-cell office:value-type="date" office:date-value="2008-01-01">
            <text:p>2008-01-01 00:00:00</text:p>
          </table:table-cell>
          <table:table-cell table:style-name="ce2" office:value-type="string">
            <text:p>La Niña</text:p>
          </table:table-cell>
          <table:table-cell table:style-name="ce11" office:value-type="string">
            <text:p>La Niña (Pacific cold episode)</text:p>
          </table:table-cell>
          <table:table-cell table:style-name="ce13" office:value-type="string">
            <text:p>La Niña</text:p>
          </table:table-cell>
          <table:table-cell table:style-name="ce13" office:value-type="string">
            <text:p>La Niña</text:p>
          </table:table-cell>
          <table:table-cell table:style-name="ce16" office:value-type="string">
            <text:p>Fenómeno -simétrico- a El Niño. Palabras claves: fase fría de ENOS.</text:p>
          </table:table-cell>
          <table:table-cell table:style-name="ce22" office:value-type="string">
            <text:p>Symmetrical phenomenon to El Niño. Key words: cold phase or episode of ENSO</text:p>
          </table:table-cell>
          <table:table-cell table:style-name="ce24" office:value-type="string">
            <text:p>Phénomène -symétrique- au Niño. Mots clés: phase froide d'ENOS.</text:p>
          </table:table-cell>
          <table:table-cell table:style-name="ce22" office:value-type="string">
            <text:p>Symmetrical phenomenon to El Niño. Key words: cold phase or episode of ENSO</text:p>
          </table:table-cell>
          <table:table-cell table:number-columns-repeated="243"/>
        </table:table-row>
        <table:table-row table:style-name="ro3">
          <table:table-cell table:style-name="ce2" office:value-type="string">
            <text:p>HUMANERROR</text:p>
          </table:table-cell>
          <table:table-cell office:value-type="string">
            <text:p>CD6167</text:p>
          </table:table-cell>
          <table:table-cell table:style-name="ce6" office:value-type="string">
            <text:p>ERRORHUMANO;Erro Humano</text:p>
          </table:table-cell>
          <table:table-cell office:value-type="string">
            <text:p>2007-11-21 00:00:00</text:p>
          </table:table-cell>
          <table:table-cell office:value-type="date" office:date-value="2008-01-01">
            <text:p>2008-01-01 00:00:00</text:p>
          </table:table-cell>
          <table:table-cell table:style-name="ce2" office:value-type="string">
            <text:p>Error humano</text:p>
          </table:table-cell>
          <table:table-cell table:style-name="ce11" office:value-type="string">
            <text:p>Human error</text:p>
          </table:table-cell>
          <table:table-cell table:style-name="ce12" office:value-type="string">
            <text:p>Erreur humaine</text:p>
          </table:table-cell>
          <table:table-cell table:style-name="ce11" office:value-type="string">
            <text:p>Erro humano</text:p>
          </table:table-cell>
          <table:table-cell table:style-name="ce16" office:value-type="string">
            <text:p>Equivocación o acción desacertada en operación de plantas industriales, en manejo de maquinaria o de sistemas de infraestructura que provocan eventos tecnológicos como incendios, explosiones, escapes, accidentes, colapso estructural, etc.</text:p>
          </table:table-cell>
          <table:table-cell table:style-name="ce23"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style-name="ce24" office:value-type="string">
            <text:p>Erreur ou action incorrecte commise au cours d'une opération dans des établissements industriels, dans le maniement de machines ou de systèmes d'infrastructure provoquant des évènements technologiques comme des incendies, des explosions, des fuites, des accidents, des effondrements structurels, etc.</text:p>
          </table:table-cell>
          <table:table-cell table:style-name="ce23"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number-columns-repeated="243"/>
        </table:table-row>
        <table:table-row table:style-name="ro8">
          <table:table-cell table:style-name="ce2" office:value-type="string">
            <text:p>EROSION</text:p>
          </table:table-cell>
          <table:table-cell office:value-type="string">
            <text:p>A3D4AF</text:p>
          </table:table-cell>
          <table:table-cell table:style-name="ce6" office:value-type="string">
            <text:p>EROSION;Erosão</text:p>
          </table:table-cell>
          <table:table-cell office:value-type="string">
            <text:p>2007-11-21 00:00:00</text:p>
          </table:table-cell>
          <table:table-cell office:value-type="date" office:date-value="2008-01-01">
            <text:p>2008-01-01 00:00:00</text:p>
          </table:table-cell>
          <table:table-cell table:style-name="ce2" office:value-type="string">
            <text:p>Erosión</text:p>
          </table:table-cell>
          <table:table-cell table:style-name="ce11" office:value-type="string">
            <text:p>Erosion</text:p>
          </table:table-cell>
          <table:table-cell table:style-name="ce12" office:value-type="string">
            <text:p>Érosion</text:p>
          </table:table-cell>
          <table:table-cell table:style-name="ce11" office:value-type="string">
            <text:p>Erosão</text:p>
          </table:table-cell>
          <table:table-cell table:style-name="ce19" office:value-type="string">
            <text:p>Desgaste de la superficie terrestre por agentes externos como el agua o el viento. Incluye erosión hídrica, eólica y erosión por aguas subterráneas. Como causa de deslizamiento.</text:p>
          </table:table-cell>
          <table:table-cell table:style-name="ce22" office:value-type="string">
            <text:p>Wearing away of the earth surface by external agents such as water or wind. Includes hydraulic erosion, wind erosion and erosion caused by <text:s/>subterranean water. Cause of <text:s/>landslides.</text:p>
          </table:table-cell>
          <table:table-cell table:style-name="ce25" office:value-type="string">
            <text:p>Affaiblissement de la superficie terrestre par des agents externes comme l'eau et le vent, y compris l'érosion hydraulique, éolienne et l'érosion par les eaux souterraines, causant des glissements de terrain.</text:p>
          </table:table-cell>
          <table:table-cell table:style-name="ce22" office:value-type="string">
            <text:p>Wearing away of the earth surface by external agents such as water or wind. Includes hydraulic erosion, wind erosion and erosion caused by <text:s/>subterranean water. Cause of <text:s/>landslides.</text:p>
          </table:table-cell>
          <table:table-cell table:number-columns-repeated="243"/>
        </table:table-row>
        <table:table-row table:style-name="ro3">
          <table:table-cell table:style-name="ce2" office:value-type="string">
            <text:p>ERUPTION</text:p>
          </table:table-cell>
          <table:table-cell office:value-type="string">
            <text:p>B6E200</text:p>
          </table:table-cell>
          <table:table-cell table:style-name="ce6" office:value-type="string">
            <text:p>VOLCAN;Erupção</text:p>
          </table:table-cell>
          <table:table-cell office:value-type="string">
            <text:p>2007-11-21 00:00:00</text:p>
          </table:table-cell>
          <table:table-cell office:value-type="date" office:date-value="2008-01-01">
            <text:p>2008-01-01 00:00:00</text:p>
          </table:table-cell>
          <table:table-cell table:style-name="ce2" office:value-type="string">
            <text:p>Actividad volcánica</text:p>
          </table:table-cell>
          <table:table-cell table:style-name="ce11" office:value-type="string">
            <text:p>Volcanic Activity</text:p>
          </table:table-cell>
          <table:table-cell table:style-name="ce12" office:value-type="string">
            <text:p>Activité volcanique</text:p>
          </table:table-cell>
          <table:table-cell table:style-name="ce11" office:value-type="string">
            <text:p>Atividade vulcânica</text:p>
          </table:table-cell>
          <table:table-cell table:style-name="ce20" office:value-type="string">
            <text:p>Erupción o emisión de materias solidas, liquidas o gaseosas por aberturas o grietas de la corteza terrestre. Como causa de avenidas torrenciales, tsunami, contaminación (por gases, caída de cenizas). Palabras claves: emisión de lava, emisión de vapor, emisión de ceniza, emisión de barro (lodo), emisión de agua, emisión de roca.</text:p>
          </table:table-cell>
          <table:table-cell table:style-name="ce22"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style-name="ce26" office:value-type="string">
            <text:p>Eruption et émission de matières solides, liquides ou gazeuses par des ouvertures ou des crevasses de la croûte terrestre, y compris éruption de boues provenant de volcans (diapiros) présents dans certaines régions. Mots clés: émission de lave, émission de vapeur, émission de cendres, émission de boue, émission d'eau, émision de roches. </text:p>
          </table:table-cell>
          <table:table-cell table:style-name="ce22"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number-columns-repeated="243"/>
        </table:table-row>
        <table:table-row table:style-name="ro8">
          <table:table-cell table:style-name="ce2" office:value-type="string">
            <text:p>LEAK</text:p>
          </table:table-cell>
          <table:table-cell office:value-type="string">
            <text:p>B6E200</text:p>
          </table:table-cell>
          <table:table-cell table:style-name="ce6" office:value-type="string">
            <text:p>ESCAPE;ROMBO</text:p>
          </table:table-cell>
          <table:table-cell office:value-type="string">
            <text:p>2007-11-21 00:00:00</text:p>
          </table:table-cell>
          <table:table-cell office:value-type="date" office:date-value="2008-01-01">
            <text:p>2008-01-01 00:00:00</text:p>
          </table:table-cell>
          <table:table-cell table:style-name="ce2" office:value-type="string">
            <text:p>Escape</text:p>
          </table:table-cell>
          <table:table-cell table:style-name="ce11" office:value-type="string">
            <text:p>Leak</text:p>
          </table:table-cell>
          <table:table-cell table:style-name="ce12" office:value-type="string">
            <text:p>Fuite</text:p>
          </table:table-cell>
          <table:table-cell table:style-name="ce11" office:value-type="string">
            <text:p>Vazamento</text:p>
          </table:table-cell>
          <table:table-cell table:style-name="ce16" office:value-type="string">
            <text:p>Derrame o fuga de sustancias tóxicas, líquidas, sólidas o gaseosas, radioactivas o no. Como causa de deslizamientos, incendios, intoxicaciones, etc. Excluye los efectos debidos a -Erupción volcánica-.</text:p>
          </table:table-cell>
          <table:table-cell table:style-name="ce22" office:value-type="string">
            <text:p>Seepage or escape of toxic and/or radioactive substances, liquids, solids or gases. Cause of <text:s/>landslides, fires, poisoning, etc. Excludes the effects of –volcanic eruption-.</text:p>
          </table:table-cell>
          <table:table-cell table:style-name="ce24" office:value-type="string">
            <text:p>Écoulement ou fuite de substances toxiques, liquides, solides ou gazeuses, radioactives ou non, causant des glissements de terrain, des incendies, des intoxications, etc. Excluant les effets dûs à l'éruption volcanique.</text:p>
          </table:table-cell>
          <table:table-cell table:style-name="ce22" office:value-type="string">
            <text:p>Seepage or escape of toxic and/or radioactive substances, liquids, solids or gases. Cause of <text:s/>landslides, fires, poisoning, etc. Excludes the effects of –volcanic eruption-.</text:p>
          </table:table-cell>
          <table:table-cell table:number-columns-repeated="243"/>
        </table:table-row>
        <table:table-row table:style-name="ro5">
          <table:table-cell table:style-name="ce2" office:value-type="string">
            <text:p>EXPLOSION</text:p>
          </table:table-cell>
          <table:table-cell office:value-type="string">
            <text:p>9DC420</text:p>
          </table:table-cell>
          <table:table-cell table:style-name="ce6" office:value-type="string">
            <text:p>EXPLOSION;Explosao</text:p>
          </table:table-cell>
          <table:table-cell office:value-type="string">
            <text:p>2007-11-21 00:00:00</text:p>
          </table:table-cell>
          <table:table-cell office:value-type="date" office:date-value="2008-01-01">
            <text:p>2008-01-01 00:00:00</text:p>
          </table:table-cell>
          <table:table-cell table:style-name="ce2" office:value-type="string">
            <text:p>Explosión</text:p>
          </table:table-cell>
          <table:table-cell table:style-name="ce11" office:value-type="string">
            <text:p>Explosion</text:p>
          </table:table-cell>
          <table:table-cell table:style-name="ce12" office:value-type="string">
            <text:p>Explosion</text:p>
          </table:table-cell>
          <table:table-cell table:style-name="ce11" office:value-type="string">
            <text:p>Explosão</text:p>
          </table:table-cell>
          <table:table-cell table:style-name="ce16" office:value-type="string">
            <text:p>Liberación brusca de una gran cantidad de energía (térmica, química o nuclear), acompañada de estruendo y rotura violenta del recipiente que la contiene, produciendo calor, luz y gases. Como causa de incendios, deslizamientos, etc.</text:p>
          </table:table-cell>
          <table:table-cell table:style-name="ce22" office:value-type="string">
            <text:p>Abrupt liberation of a large amount of energy (thermic, chemical or nuclear), accompanied by loud noise and violent rupture of the containing recipient, producing heat, light and gases. Cause of fire, landslides, etc.</text:p>
          </table:table-cell>
          <table:table-cell table:style-name="ce24" office:value-type="string">
            <text:p>Brusque dégagement d'une grande quantité d'énergie (thermique, chimique ou nucléaire), accompagné de fracas et de bris violent de récipient la contenant, produisant de la chaleur, de la lumière et des gaz, causant des incendies, des glissements, etc.</text:p>
          </table:table-cell>
          <table:table-cell table:style-name="ce22" office:value-type="string">
            <text:p>Abrupt liberation of a large amount of energy (thermic, chemical or nuclear), accompanied by loud noise and violent rupture of the containing recipient, producing heat, light and gases. Cause of fire, landslides, etc.</text:p>
          </table:table-cell>
          <table:table-cell table:number-columns-repeated="243"/>
        </table:table-row>
        <table:table-row table:style-name="ro9">
          <table:table-cell table:style-name="ce2" office:value-type="string">
            <text:p>FAILURE</text:p>
          </table:table-cell>
          <table:table-cell office:value-type="string">
            <text:p>1A9727</text:p>
          </table:table-cell>
          <table:table-cell table:style-name="ce6" office:value-type="string">
            <text:p>FALLA;Falha</text:p>
          </table:table-cell>
          <table:table-cell office:value-type="string">
            <text:p>2007-11-21 00:00:00</text:p>
          </table:table-cell>
          <table:table-cell office:value-type="date" office:date-value="2008-01-01">
            <text:p>2008-01-01 00:00:00</text:p>
          </table:table-cell>
          <table:table-cell table:style-name="ce2" office:value-type="string">
            <text:p>Falla</text:p>
          </table:table-cell>
          <table:table-cell table:style-name="ce11" office:value-type="string">
            <text:p>Fault</text:p>
          </table:table-cell>
          <table:table-cell table:style-name="ce12" office:value-type="string">
            <text:p>Faille</text:p>
          </table:table-cell>
          <table:table-cell table:style-name="ce11" office:value-type="string">
            <text:p>Falha</text:p>
          </table:table-cell>
          <table:table-cell table:style-name="ce16" office:value-type="string">
            <text:p>Ruptura de la corteza terrestre debida a la acumulación de esfuerzos tectónicos o presión en volcanes. Como causa de sismos. Excluye todo lo que se encuentre como -falla- debida a malfunción de equipos o redes o como causa de deslizamientos.</text:p>
          </table:table-cell>
          <table:table-cell table:style-name="ce22" office:value-type="string">
            <office:annotation draw:style-name="gr1" draw:text-style-name="P1" svg:width="1.1366in" svg:height="0.7035in" svg:x="16.2634in" svg:y="100.4268in" draw:caption-point-x="6.9945in" draw:caption-point-y="-85.0524in">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3"> </text:span></text:p>
          </table:table-cell>
          <table:table-cell table:style-name="ce24" office:value-type="string">
            <text:p>Rupture de la croûte terrestre due à l'accumulation de forces tectoniques ou de pression à l'intérieur des volcans, causant des séismes. Excluant <text:s/>tout ce qui se rapporte à une faille due au mauvais fonctionnement de matériels ou de réseaux ou à une cause de glissements.</text:p>
          </table:table-cell>
          <table:table-cell table:style-name="ce22" office:value-type="string">
            <office:annotation draw:style-name="gr1" draw:text-style-name="P1" svg:width="1.1366in" svg:height="0.7035in" svg:x="24.7469in" svg:y="100.4268in" draw:caption-point-x="6.3539in" draw:caption-point-y="-85.0524in">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3"> </text:span></text:p>
          </table:table-cell>
          <table:table-cell table:number-columns-repeated="243"/>
        </table:table-row>
        <table:table-row table:style-name="ro10">
          <table:table-cell table:style-name="ce2" office:value-type="string">
            <text:p>FLOOD</text:p>
          </table:table-cell>
          <table:table-cell office:value-type="string">
            <text:p>95D734</text:p>
          </table:table-cell>
          <table:table-cell table:style-name="ce6" office:value-type="string">
            <text:p>INUNDACION;CHEIAS</text:p>
          </table:table-cell>
          <table:table-cell office:value-type="string">
            <text:p>2007-11-21 00:00:00</text:p>
          </table:table-cell>
          <table:table-cell office:value-type="date" office:date-value="2008-01-01">
            <text:p>2008-01-01 00:00:00</text:p>
          </table:table-cell>
          <table:table-cell table:style-name="ce2" office:value-type="string">
            <text:p>Inundación</text:p>
          </table:table-cell>
          <table:table-cell table:style-name="ce11" office:value-type="string">
            <text:p>Inundation</text:p>
          </table:table-cell>
          <table:table-cell table:style-name="ce12" office:value-type="string">
            <text:p>Innondation</text:p>
          </table:table-cell>
          <table:table-cell table:style-name="ce11" office:value-type="string">
            <text:p>Cheias</text:p>
          </table:table-cell>
          <table:table-cell table:style-name="ce16" office:value-type="string">
            <text:p>Anegamiento o cubrimiento con agua de un terreno donde se localizen poblaciones, cultivos, bienes o infraestructura. Como causa de sedimentación, epidemias, deslizamientos.</text:p>
          </table:table-cell>
          <table:table-cell table:style-name="ce22" office:value-type="string">
            <text:p>Flooding or covering with water of an area where people, crops, goods or infrastructure are located. Cause of sedimentation, epidemics, landslides.</text:p>
          </table:table-cell>
          <table:table-cell table:style-name="ce24" office:value-type="string">
            <text:p>Inondation ou recouvrement par de l'eau d'un terrain habité, cultivé, occupé par des biens ou des infrasrtuctures, causant des sédimentations, des épidémies, des glissements.</text:p>
          </table:table-cell>
          <table:table-cell table:style-name="ce22" office:value-type="string">
            <text:p>Flooding or covering with water of an area where people, crops, goods or infrastructure are located. Cause of sedimentation, epidemics, landslides.</text:p>
          </table:table-cell>
          <table:table-cell table:number-columns-repeated="243"/>
        </table:table-row>
        <table:table-row table:style-name="ro3">
          <table:table-cell table:style-name="ce2" office:value-type="string">
            <text:p>THERMALINVERSION</text:p>
          </table:table-cell>
          <table:table-cell office:value-type="string">
            <text:p>E56EAC</text:p>
          </table:table-cell>
          <table:table-cell table:style-name="ce6" office:value-type="string">
            <text:p>INVTERMICA;Inversão Termal;Thermal inversi</text:p>
          </table:table-cell>
          <table:table-cell office:value-type="string">
            <text:p>2007-11-21 00:00:00</text:p>
          </table:table-cell>
          <table:table-cell office:value-type="date" office:date-value="2008-01-01">
            <text:p>2008-01-01 00:00:00</text:p>
          </table:table-cell>
          <table:table-cell table:style-name="ce2" office:value-type="string">
            <text:p>Inversión térmica</text:p>
          </table:table-cell>
          <table:table-cell table:style-name="ce11" office:value-type="string">
            <text:p>Thermic Inversion</text:p>
          </table:table-cell>
          <table:table-cell table:style-name="ce12" office:value-type="string">
            <text:p>Inversion thermique</text:p>
          </table:table-cell>
          <table:table-cell table:style-name="ce11" office:value-type="string">
            <text:p>Inversão térmica</text:p>
          </table:table-cell>
          <table:table-cell table:style-name="ce16" office:value-type="string">
            <text:p>Presencia de una capa de aire caliente entre dos frías, de ocurrencia frecuente en las mañanas frías en valles de escasa circulación atmosférica. Se usa cuado está asociada con contaminantes atmosféricos que causan daños a la salud de los seres vivientes.</text:p>
          </table:table-cell>
          <table:table-cell table:style-name="ce22"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style-name="ce24" office:value-type="string">
            <text:p>Présence d'une couche d'air chaud entre deux couches d'air froid, une situation qui se présente fréquemment lors de matins froids au creux des vallées ayant une faible circulation atmosphérique. Elle est utilisée lorsqu'elle est associée à des polluants atmosphériques qui causent des dommages à la santé des êtres vivants.</text:p>
          </table:table-cell>
          <table:table-cell table:style-name="ce22"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number-columns-repeated="243"/>
        </table:table-row>
        <table:table-row table:style-name="ro3">
          <table:table-cell table:style-name="ce2" office:value-type="string">
            <text:p>LOCALIZATION</text:p>
          </table:table-cell>
          <table:table-cell office:value-type="string">
            <text:p>D6D47A</text:p>
          </table:table-cell>
          <table:table-cell table:style-name="ce6" office:value-type="string">
            <text:p>LOCALIZACION</text:p>
          </table:table-cell>
          <table:table-cell office:value-type="string">
            <text:p>2007-11-21 00:00:00</text:p>
          </table:table-cell>
          <table:table-cell office:value-type="date" office:date-value="2008-01-01">
            <text:p>2008-01-01 00:00:00</text:p>
          </table:table-cell>
          <table:table-cell table:style-name="ce2" office:value-type="string">
            <text:p>Localización</text:p>
          </table:table-cell>
          <table:table-cell table:style-name="ce11" office:value-type="string">
            <text:p>Location</text:p>
          </table:table-cell>
          <table:table-cell table:style-name="ce12" office:value-type="string">
            <text:p>Localisation</text:p>
          </table:table-cell>
          <table:table-cell table:style-name="ce11" office:value-type="string">
            <text:p>Localização</text:p>
          </table:table-cell>
          <table:table-cell table:style-name="ce16" office:value-type="string">
            <text:p>Condiciones físicas de emplazamientos de población o infraestructura vulnerables tales como ocupación de áreas inestables o inundables por asentamientos humanos, planificados o nó (barrios legales, invasiones, o sus denominaciones locales como Pueblos Jóvenes, Precarios, Favelas, etc.).</text:p>
          </table:table-cell>
          <table:table-cell table:style-name="ce22"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style-name="ce24" office:value-type="string">
            <text:p>Conditions physiques de sites de population ou d'infrastructure vulnérables tels que l'occupation de zones instables ou inondables par des établissements humains, planifiés ou non (quartiers illégaux, invasions, ou leurs dénominations locales telles que (Jeunes villages, villages précaires, favelas, etc.)</text:p>
          </table:table-cell>
          <table:table-cell table:style-name="ce22"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number-columns-repeated="243"/>
        </table:table-row>
        <table:table-row table:style-name="ro8">
          <table:table-cell table:style-name="ce2" office:value-type="string">
            <text:p>RAIN</text:p>
          </table:table-cell>
          <table:table-cell office:value-type="string">
            <text:p>0879F0</text:p>
          </table:table-cell>
          <table:table-cell table:style-name="ce6" office:value-type="string">
            <text:p>LLUVIAS;CHUVAS</text:p>
          </table:table-cell>
          <table:table-cell office:value-type="string">
            <text:p>2007-11-21 00:00:00</text:p>
          </table:table-cell>
          <table:table-cell office:value-type="date" office:date-value="2008-01-01">
            <text:p>2008-01-01 00:00:00</text:p>
          </table:table-cell>
          <table:table-cell table:style-name="ce2" office:value-type="string">
            <text:p>Lluvias</text:p>
          </table:table-cell>
          <table:table-cell table:style-name="ce11" office:value-type="string">
            <text:p>Rainfall</text:p>
          </table:table-cell>
          <table:table-cell table:style-name="ce12" office:value-type="string">
            <text:p>Pluies</text:p>
          </table:table-cell>
          <table:table-cell table:style-name="ce11" office:value-type="string">
            <text:p>Chuvas</text:p>
          </table:table-cell>
          <table:table-cell table:style-name="ce16" office:value-type="string">
            <text:p>Precipitación pluvial. Como causa primaria o disparadora de inundaciones, avenidas torrenciales, deslizamientos, accidentes, etc. Palabras claves: aguacero, chaparrón, chubasco, diluvio, páramo, turbonada.</text:p>
          </table:table-cell>
          <table:table-cell table:style-name="ce22" office:value-type="string">
            <text:p>Pluvial precipitation. Primary cause or catalyst of floods, flash floods, landslides, accidents, etc. Key words: storm, deluge, cloudburst, downpour, showers.</text:p>
          </table:table-cell>
          <table:table-cell table:style-name="ce24" office:value-type="string">
            <text:p>Précipitations pluviales comme cause première ou déclencheur d'inondations, de crues torrentielles, de glissements, d'accidents, etc. Mots clés: ondée, averse, averse orageuse, déluge, étendue désertique en altitude, grain.</text:p>
          </table:table-cell>
          <table:table-cell table:style-name="ce22" office:value-type="string">
            <text:p>Pluvial precipitation. Primary cause or catalyst of floods, flash floods, landslides, accidents, etc. Key words: storm, deluge, cloudburst, downpour, showers.</text:p>
          </table:table-cell>
          <table:table-cell table:number-columns-repeated="243"/>
        </table:table-row>
        <table:table-row table:style-name="ro10">
          <table:table-cell table:style-name="ce2" office:value-type="string">
            <text:p>FOG</text:p>
          </table:table-cell>
          <table:table-cell office:value-type="string">
            <text:p>DC71C1</text:p>
          </table:table-cell>
          <table:table-cell table:style-name="ce6" office:value-type="string">
            <text:p>NEBLINA</text:p>
          </table:table-cell>
          <table:table-cell office:value-type="string">
            <text:p>2007-11-21 00:00:00</text:p>
          </table:table-cell>
          <table:table-cell office:value-type="date" office:date-value="2008-01-01">
            <text:p>2008-01-01 00:00:00</text:p>
          </table:table-cell>
          <table:table-cell table:style-name="ce2" office:value-type="string">
            <text:p>Neblina</text:p>
          </table:table-cell>
          <table:table-cell table:style-name="ce11" office:value-type="string">
            <text:p>Fog</text:p>
          </table:table-cell>
          <table:table-cell table:style-name="ce12" office:value-type="string">
            <text:p>Brouillard</text:p>
          </table:table-cell>
          <table:table-cell table:style-name="ce11" office:value-type="string">
            <text:p>Nevoeiro</text:p>
          </table:table-cell>
          <table:table-cell table:style-name="ce16" office:value-type="string">
            <text:p>Masas de nubes que descienden hasta o desde la superficie terrestre. Implica perdida de visibilidad. Como causa de accidentes. Palabras claves: Niebla.</text:p>
          </table:table-cell>
          <table:table-cell table:style-name="ce22" office:value-type="string">
            <text:p>Cloud banks which descend to or rise from the earth surface. Implies loss of visibility. Cause of accidents. Key words: mist.</text:p>
          </table:table-cell>
          <table:table-cell table:style-name="ce24" office:value-type="string">
            <text:p>Masses de nuages qui descendent jusqu'à ou depuis la superficie terrestre, impliquant une perte de visibilité pouvant causer des accidents. Mots clés: brouillard.</text:p>
          </table:table-cell>
          <table:table-cell table:style-name="ce22" office:value-type="string">
            <text:p>Cloud banks which descend to or rise from the earth surface. Implies loss of visibility. Cause of accidents. Key words: mist.</text:p>
          </table:table-cell>
          <table:table-cell table:number-columns-repeated="243"/>
        </table:table-row>
        <table:table-row table:style-name="ro4">
          <table:table-cell table:style-name="ce2" office:value-type="string">
            <text:p>NEGLIGENCE</text:p>
          </table:table-cell>
          <table:table-cell office:value-type="string">
            <text:p>538286</text:p>
          </table:table-cell>
          <table:table-cell table:style-name="ce6" office:value-type="string">
            <text:p>NEGLIGENCIA;Negligencia</text:p>
          </table:table-cell>
          <table:table-cell office:value-type="string">
            <text:p>2007-11-21 00:00:00</text:p>
          </table:table-cell>
          <table:table-cell office:value-type="date" office:date-value="2008-01-01">
            <text:p>2008-01-01 00:00:00</text:p>
          </table:table-cell>
          <table:table-cell table:style-name="ce2" office:value-type="string">
            <text:p>Negligencia</text:p>
          </table:table-cell>
          <table:table-cell table:style-name="ce11" office:value-type="string">
            <text:p>Negligence</text:p>
          </table:table-cell>
          <table:table-cell table:style-name="ce12" office:value-type="string">
            <text:p>Négligence</text:p>
          </table:table-cell>
          <table:table-cell table:style-name="ce11" office:value-type="string">
            <text:p>Negligência</text:p>
          </table:table-cell>
          <table:table-cell table:style-name="ce16" office:value-type="string">
            <text:p>Acción u omisión de acciones que desencadenan consecuencias adversas para un individuo o comunidad. Imputable a personas en ejercicio de poder, organismos o instituciones, gubernamentales, no gubernamentales o privadas. Aplicable a desastres en los cuales la principal causa identificada es la negligencia de responsables bien definidos en actividades de prestación de servicios básicos, o de prevención y de mitigación específicamente identificadas con anterioridad.</text:p>
          </table:table-cell>
          <table:table-cell table:style-name="ce22"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style-name="ce24" office:value-type="string">
            <text:p>Action ou omission d'actions entraînant des conséquenes adverses pour un individu ou une communauté. Imputable à des personnes occupant des postes de responsabilité, à des organismes ou des institutions gouvernementales, non-gouvernementales ou privées. Applicable à des désastres dans lesquels la cause principale identifiée est la négligence de responsables bien définis dans des activités de prestation de services basiques ou de prévention et de mitigation spécifiquement identifiés avec antériorité.</text:p>
          </table:table-cell>
          <table:table-cell table:style-name="ce22"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number-columns-repeated="243"/>
        </table:table-row>
        <table:table-row table:style-name="ro3">
          <table:table-cell table:style-name="ce2" office:value-type="string">
            <text:p>OTHER</text:p>
          </table:table-cell>
          <table:table-cell office:value-type="string">
            <text:p>81C600</text:p>
          </table:table-cell>
          <table:table-cell table:style-name="ce6" office:value-type="string">
            <text:p>OTRACAUSA;Outras;Other Cause</text:p>
          </table:table-cell>
          <table:table-cell office:value-type="string">
            <text:p>2007-11-21 00:00:00</text:p>
          </table:table-cell>
          <table:table-cell office:value-type="date" office:date-value="2008-01-01">
            <text:p>2008-01-01 00:00:00</text:p>
          </table:table-cell>
          <table:table-cell table:style-name="ce2" office:value-type="string">
            <text:p>Otra causa</text:p>
          </table:table-cell>
          <table:table-cell table:style-name="ce11" office:value-type="string">
            <text:p>Other</text:p>
          </table:table-cell>
          <table:table-cell table:style-name="ce12" office:value-type="string">
            <text:p>Autre cause</text:p>
          </table:table-cell>
          <table:table-cell table:style-name="ce11" office:value-type="string">
            <text:p>Outro</text:p>
          </table:table-cell>
          <table:table-cell table:style-name="ce16" office:value-type="string">
            <text:p>Se debe usar sólo cuando la causa no está definida en la lista de -causas oficiales- de DesInventar. Se debe realizar una descripción de la misma. Si es una causa frecuente en su inventario y no se puede incluir en ninguna de las predefinidas, puede crearla como una nueva causa.</text:p>
          </table:table-cell>
          <table:table-cell table:style-name="ce22"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style-name="ce24" office:value-type="string">
            <text:p>À n'utiliser que lorsque la cause n'est pas définie dans la liste des causes officielles de DésInventer. Il faudra réaliser une description de celle-ci. Si c'est une cause fréquente dans votre inventaire et qu'elle ne peut <text:s/>être introduite dans aucune des causes prédéfinies, vous pouvez la créer comme une nouvelle cause.</text:p>
          </table:table-cell>
          <table:table-cell table:style-name="ce22"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number-columns-repeated="243"/>
        </table:table-row>
        <table:table-row table:style-name="ro8">
          <table:table-cell table:style-name="ce2" office:value-type="string">
            <text:p>PLAGUE</text:p>
          </table:table-cell>
          <table:table-cell office:value-type="string">
            <text:p>B94638</text:p>
          </table:table-cell>
          <table:table-cell table:style-name="ce7" office:value-type="string">
            <text:p>Pragas</text:p>
          </table:table-cell>
          <table:table-cell office:value-type="string">
            <text:p>2007-11-21 00:00:00</text:p>
          </table:table-cell>
          <table:table-cell office:value-type="date" office:date-value="2008-01-01">
            <text:p>2008-01-01 00:00:00</text:p>
          </table:table-cell>
          <table:table-cell table:style-name="ce2" office:value-type="string">
            <text:p>Plaga</text:p>
          </table:table-cell>
          <table:table-cell table:style-name="ce11" office:value-type="string">
            <text:p>Plagues</text:p>
          </table:table-cell>
          <table:table-cell table:style-name="ce14" office:value-type="string">
            <text:p>Fléaux </text:p>
          </table:table-cell>
          <table:table-cell table:style-name="ce11" office:value-type="string">
            <text:p>Praga</text:p>
          </table:table-cell>
          <table:table-cell table:style-name="ce16" office:value-type="string">
            <text:p>Proliferación de organismos que afectan a comunidades, a la agricultura, a la ganadería o a bienes perecederos almacenados. Como causa de epidemias, contaminación, etc.</text:p>
          </table:table-cell>
          <table:table-cell table:style-name="ce22" office:value-type="string">
            <text:p>Proliferation of organisms which affect communities, agriculture, livestock or fishing goods. Cause of epidemics, contamination, etc.</text:p>
          </table:table-cell>
          <table:table-cell table:style-name="ce24" office:value-type="string">
            <text:p>Prolifération d'organismes affectant des communautés, l'agriculture, l'élevage ou des biens périssables stockés pouvant causer des épidémies, de la pollution, etc.</text:p>
          </table:table-cell>
          <table:table-cell table:style-name="ce22" office:value-type="string">
            <text:p>Proliferation of organisms which affect communities, agriculture, livestock or fishing goods. Cause of epidemics, contamination, etc.</text:p>
          </table:table-cell>
          <table:table-cell table:number-columns-repeated="243"/>
        </table:table-row>
        <table:table-row table:style-name="ro10">
          <table:table-cell table:style-name="ce2" office:value-type="string">
            <text:p>DROUGHT</text:p>
          </table:table-cell>
          <table:table-cell office:value-type="string">
            <text:p>DF202F</text:p>
          </table:table-cell>
          <table:table-cell table:style-name="ce6" office:value-type="string">
            <text:p>SEQUIA</text:p>
          </table:table-cell>
          <table:table-cell office:value-type="string">
            <text:p>2007-11-21 00:00:00</text:p>
          </table:table-cell>
          <table:table-cell office:value-type="date" office:date-value="2008-01-01">
            <text:p>2008-01-01 00:00:00</text:p>
          </table:table-cell>
          <table:table-cell table:style-name="ce2" office:value-type="string">
            <text:p>Sequía</text:p>
          </table:table-cell>
          <table:table-cell table:style-name="ce11" office:value-type="string">
            <text:p>Drought</text:p>
          </table:table-cell>
          <table:table-cell table:style-name="ce12" office:value-type="string">
            <text:p>Sécheresse</text:p>
          </table:table-cell>
          <table:table-cell table:style-name="ce11" office:value-type="string">
            <text:p>Seca</text:p>
          </table:table-cell>
          <table:table-cell table:style-name="ce16" office:value-type="string">
            <text:p>Temporada seca, sin lluvias, o con déficit de lluvias. Como causa de incendios forestales, biológico (pérdida o migración masiva de animales).</text:p>
          </table:table-cell>
          <table:table-cell table:style-name="ce22" office:value-type="string">
            <text:p>Period of dryness, without rainfall or insufficient rainfall. Cause of forest fires, biological<text:span text:style-name="T3"> </text:span><text:span text:style-name="T4">migration or loss.</text:span></text:p>
          </table:table-cell>
          <table:table-cell table:style-name="ce24" office:value-type="string">
            <text:p>Période sèche, sans pluie, ou avec un fort déficit en pluie, pouvant causer des incendies de forêts, des effets biologiques (perte ou migration massive d'animaux).</text:p>
          </table:table-cell>
          <table:table-cell table:style-name="ce22" office:value-type="string">
            <text:p>Period of dryness, without rainfall or insufficient rainfall. Cause of forest fires, biological<text:span text:style-name="T3"> </text:span><text:span text:style-name="T4">migration or loss.</text:span></text:p>
          </table:table-cell>
          <table:table-cell table:number-columns-repeated="243"/>
        </table:table-row>
        <table:table-row table:style-name="ro11">
          <table:table-cell table:style-name="ce2" office:value-type="string">
            <text:p>EARTHQUAKE</text:p>
          </table:table-cell>
          <table:table-cell office:value-type="string">
            <text:p>9DCC8A</text:p>
          </table:table-cell>
          <table:table-cell table:style-name="ce6" office:value-type="string">
            <text:p>SISMO;Seismic activit</text:p>
          </table:table-cell>
          <table:table-cell office:value-type="string">
            <text:p>2007-11-21 00:00:00</text:p>
          </table:table-cell>
          <table:table-cell office:value-type="date" office:date-value="2008-01-01">
            <text:p>2008-01-01 00:00:00</text:p>
          </table:table-cell>
          <table:table-cell table:style-name="ce2" office:value-type="string">
            <text:p>Sismo</text:p>
          </table:table-cell>
          <table:table-cell table:style-name="ce11" office:value-type="string">
            <text:p>Earthquake</text:p>
          </table:table-cell>
          <table:table-cell table:style-name="ce12" office:value-type="string">
            <text:p>Séisme</text:p>
          </table:table-cell>
          <table:table-cell table:style-name="ce11" office:value-type="string">
            <text:p>Terremoto</text:p>
          </table:table-cell>
          <table:table-cell table:style-name="ce16" office:value-type="string">
            <text:p>Sacudidas bruscas del terreno causadas por el movimiento de las placas tectónicas. Como generador de tsunami, deslizamiento, licuación, avenidas torrencial, colapso estructural, incendio, explosión, accidente, cambio en la línea de costa, etc. Palabras claves: terremoto, movimiento telúrico, temblor, terremoto, tremor, seismo.</text:p>
          </table:table-cell>
          <table:table-cell table:style-name="ce22"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style-name="ce24" office:value-type="string">
            <text:p>Brusques secousses de terrain causées par le mouvement des plaques tectoniques, provoquant des tsunamis, des glissements de terrain, des liquéfactions, des crues torrentielles, des effondrements structurels, des incendies, des explosions, des accidents, des changements de la ligne côtière, etc. Mots clés: tremblement de terre, mouvement télurique, tremblement, séisme.</text:p>
          </table:table-cell>
          <table:table-cell table:style-name="ce22"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number-columns-repeated="243"/>
        </table:table-row>
        <table:table-row table:style-name="ro2">
          <table:table-cell table:style-name="ce2" office:value-type="string">
            <text:p>DEFORESTATION</text:p>
          </table:table-cell>
          <table:table-cell office:value-type="string">
            <text:p>D4B18A</text:p>
          </table:table-cell>
          <table:table-cell table:style-name="ce6" office:value-type="string">
            <text:p>TALA;DeflorestaÇão</text:p>
          </table:table-cell>
          <table:table-cell office:value-type="string">
            <text:p>2007-11-21 00:00:00</text:p>
          </table:table-cell>
          <table:table-cell office:value-type="date" office:date-value="2008-01-01">
            <text:p>2008-01-01 00:00:00</text:p>
          </table:table-cell>
          <table:table-cell table:style-name="ce2" office:value-type="string">
            <text:p>Tala</text:p>
          </table:table-cell>
          <table:table-cell table:style-name="ce11" office:value-type="string">
            <text:p>Logging</text:p>
          </table:table-cell>
          <table:table-cell table:style-name="ce12" office:value-type="string">
            <text:p>Déboisement</text:p>
          </table:table-cell>
          <table:table-cell table:style-name="ce11" office:value-type="string">
            <text:p>Exploitation forestière</text:p>
          </table:table-cell>
          <table:table-cell table:style-name="ce16" office:value-type="string">
            <text:p>Equivalente a deforestación. Como causa de inundaciones, deslizamientos, biológico, etc.</text:p>
          </table:table-cell>
          <table:table-cell table:style-name="ce22" office:value-type="string">
            <text:p>Equivalent to deforestation. Cause of flooding, landslides, biological migration or loss, etc.</text:p>
          </table:table-cell>
          <table:table-cell table:style-name="ce24" office:value-type="string">
            <text:p>Equivalent à déboisement, causant des inondations, des glissements de terrain, des effets biologiques etc.</text:p>
          </table:table-cell>
          <table:table-cell table:style-name="ce22" office:value-type="string">
            <text:p>Equivalent to deforestation. Cause of flooding, landslides, biological migration or loss, etc.</text:p>
          </table:table-cell>
          <table:table-cell table:number-columns-repeated="243"/>
        </table:table-row>
        <table:table-row table:style-name="ro2">
          <table:table-cell table:style-name="ce2" office:value-type="string">
            <text:p>STORM</text:p>
          </table:table-cell>
          <table:table-cell office:value-type="string">
            <text:p>4284F0</text:p>
          </table:table-cell>
          <table:table-cell table:style-name="ce6" office:value-type="string">
            <text:p>TEMPESTAD;Tempestade;Tempest</text:p>
          </table:table-cell>
          <table:table-cell office:value-type="string">
            <text:p>2007-11-21 00:00:00</text:p>
          </table:table-cell>
          <table:table-cell office:value-type="date" office:date-value="2008-01-01">
            <text:p>2008-01-01 00:00:00</text:p>
          </table:table-cell>
          <table:table-cell table:style-name="ce2" office:value-type="string">
            <text:p>Tempestad</text:p>
          </table:table-cell>
          <table:table-cell table:style-name="ce11" office:value-type="string">
            <text:p>Storm</text:p>
          </table:table-cell>
          <table:table-cell table:style-name="ce12" office:value-type="string">
            <text:p>Tempête</text:p>
          </table:table-cell>
          <table:table-cell table:style-name="ce7" office:value-type="string">
            <text:p>Tempestade</text:p>
          </table:table-cell>
          <table:table-cell table:style-name="ce16" office:value-type="string">
            <text:p>Lluvia acompañada de vientos fuertes y/o de descargas eléctricas. Como causa de inundaciones.</text:p>
          </table:table-cell>
          <table:table-cell table:style-name="ce22" office:value-type="string">
            <text:p>Rain, accompanied by strong winds and/or electrical discharge. Cause of flooding.</text:p>
          </table:table-cell>
          <table:table-cell table:style-name="ce24" office:value-type="string">
            <text:p>Pluie accompagnée de vents forts et/ou de décharges électriques, causant des inondations.</text:p>
          </table:table-cell>
          <table:table-cell table:style-name="ce22" office:value-type="string">
            <text:p>Rain, accompanied by strong winds and/or electrical discharge. Cause of flooding.</text:p>
          </table:table-cell>
          <table:table-cell table:number-columns-repeated="243"/>
        </table:table-row>
        <table:table-row table:style-name="ro5">
          <table:table-cell table:style-name="ce2" office:value-type="string">
            <text:p>STRONGWIND</text:p>
          </table:table-cell>
          <table:table-cell office:value-type="string">
            <text:p>145830</text:p>
          </table:table-cell>
          <table:table-cell table:style-name="ce6" office:value-type="string">
            <text:p>VENDAVAL;Ventos Fortes;Strong wind</text:p>
          </table:table-cell>
          <table:table-cell office:value-type="string">
            <text:p>2007-11-21 00:00:00</text:p>
          </table:table-cell>
          <table:table-cell office:value-type="date" office:date-value="2008-01-01">
            <text:p>2008-01-01 00:00:00</text:p>
          </table:table-cell>
          <table:table-cell table:style-name="ce2" office:value-type="string">
            <text:p>Vendaval</text:p>
          </table:table-cell>
          <table:table-cell table:style-name="ce11" office:value-type="string">
            <text:p>Gale</text:p>
          </table:table-cell>
          <table:table-cell table:style-name="ce12" office:value-type="string">
            <text:p>Orages</text:p>
          </table:table-cell>
          <table:table-cell table:style-name="ce11" office:value-type="string">
            <text:p>Ventania</text:p>
          </table:table-cell>
          <table:table-cell table:style-name="ce16" office:value-type="string">
            <text:p>Perturbación atmosférica que genera vientos fuertes y destructivos, generalmente sin lluvia. Como causa de deslizamientos. Palabras claves: temporal, vientos huracanados, torbellinos, borrasca, viento fuerte, ventisca, tromba, ráfaga, racha.</text:p>
          </table:table-cell>
          <table:table-cell table:style-name="ce22" office:value-type="string">
            <text:p>Atmospheric disturbance which generates strong, destructive winds, normally without rain. Cause of landslides. Key words: wind, strong wind, hurricane, whirlwind, squall, blizzard, typhoon, gust. <text:s text:c="6"/></text:p>
          </table:table-cell>
          <table:table-cell table:style-name="ce24" office:value-type="string">
            <text:p>Perturbation atmosphérique produisant des vents forts et destructeurs, généralement sans pluie, causant des glissements de terrain. Mots clés: tempête, vents d'ouragan, tourbillons de vent, bourrasque, vent fort, bourrasque de neige, trombe, rafale.</text:p>
          </table:table-cell>
          <table:table-cell table:style-name="ce22" office:value-type="string">
            <text:p>Atmospheric disturbance which generates strong, destructive winds, normally without rain. Cause of landslides. Key words: wind, strong wind, hurricane, whirlwind, squall, blizzard, typhoon, gust. <text:s text:c="6"/></text:p>
          </table:table-cell>
          <table:table-cell table:number-columns-repeated="243"/>
        </table:table-row>
        <table:table-row table:style-name="ro12" table:number-rows-repeated="65504">
          <table:table-cell table:number-columns-repeated="256"/>
        </table:table-row>
        <table:table-row table:style-name="ro1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2"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6">11/06/2010</text:date>, <text:time>07:10:2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io Yandar</meta:initial-creator>
    <meta:creation-date>2007-11-18T13:44:00</meta:creation-date>
    <dc:date>2010-11-06T07:10:27</dc:date>
    <meta:editing-cycles>88</meta:editing-cycles>
    <meta:editing-duration>PT13H44M24S</meta:editing-duration>
    <meta:document-statistic meta:table-count="1" meta:cell-count="403" meta:object-count="0"/>
    <meta:user-defined meta:name="Info 1"/>
    <meta:user-defined meta:name="Info 2"/>
    <meta:user-defined meta:name="Info 3"/>
    <meta:user-defined meta:name="Info 4"/>
  </office:meta>
</office:document-meta>
</file>